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54c963" officeooo:paragraph-rsid="0054c96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7510f" officeooo:paragraph-rsid="000751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4" style:family="paragraph" style:parent-style-name="Standard">
      <style:paragraph-properties fo:text-align="justify" style:justify-single-word="false"/>
      <style:text-properties officeooo:rsid="004f9f22" officeooo:paragraph-rsid="004f9f22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54c963" officeooo:paragraph-rsid="0054c96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54c963" officeooo:paragraph-rsid="0054c963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54c963" officeooo:paragraph-rsid="0054c963"/>
    </style:style>
    <style:style style:name="P8" style:family="paragraph" style:parent-style-name="Standard">
      <style:paragraph-properties fo:text-align="justify" style:justify-single-word="false"/>
      <style:text-properties officeooo:rsid="00565514" officeooo:paragraph-rsid="0056551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ÇÕES SOBRE O PROJETO</text:p>
      <text:p text:style-name="P2">Rede Monitor</text:p>
      <text:p text:style-name="P3"/>
      <text:p text:style-name="P4"><text:tab/>O Rede Monitor é um sistema web de monitoramento de dispositivos de rede. Esse projeto é desafiador porque cada empresa registrada nele pode ter dezenas, centenas ou mais dispositivos (roteadores, servidores, etc) monitorados 24 horas por dia executando simultaneamente. O que demanda investimento em escalabilidade de microsserviços, principalmente o de monitoramento.</text:p>
      <text:p text:style-name="P4"/>
      <text:p text:style-name="P5">Tecnologias utilizadas</text:p>
      <text:p text:style-name="P6"/>
      <text:list text:style-name="L1">
        <text:list-item>
          <text:p text:style-name="P7">Java 25</text:p>
        </text:list-item>
        <text:list-item>
          <text:p text:style-name="P7">Spring Boot 3.5.6</text:p>
        </text:list-item>
        <text:list-item>
          <text:p text:style-name="P7">React 19.1.1</text:p>
        </text:list-item>
        <text:list-item>
          <text:p text:style-name="P7">Postgresql 16.3</text:p>
        </text:list-item>
        <text:list-item>
          <text:p text:style-name="P7">Docker</text:p>
        </text:list-item>
        <text:list-item>
          <text:p text:style-name="P7">Spring Scheduler com Thread Pool Task Scheduler</text:p>
        </text:list-item>
        <text:list-item>
          <text:p text:style-name="P7">Comando PING para envio de pacotes ICMP</text:p>
        </text:list-item>
        <text:list-item>
          <text:p text:style-name="P7">WebSockets</text:p>
        </text:list-item>
        <text:list-item>
          <text:p text:style-name="P7">Messageria com RabbitMQ</text:p>
        </text:list-item>
        <text:list-item>
          <text:p text:style-name="P7">React Bootstrap</text:p>
        </text:list-item>
        <text:list-item>
          <text:p text:style-name="P7">Swagger/OpenAPI</text:p>
        </text:list-item>
        <text:list-item>
          <text:p text:style-name="P7">Spring Security e Token JWT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1-17T17:45:06.521320200</dc:date>
    <meta:editing-duration>PT18H31M5S</meta:editing-duration>
    <meta:editing-cycles>42</meta:editing-cycles>
    <meta:generator>LibreOffice/25.2.6.2$Windows_X86_64 LibreOffice_project/729c5bfe710f5eb71ed3bbde9e06a6065e9c6c5d</meta:generator>
    <meta:print-date>2025-11-08T13:54:55.620803400</meta:print-date>
    <meta:printed-by>Arquivos PDF</meta:printed-by>
    <meta:document-statistic meta:table-count="0" meta:image-count="0" meta:object-count="0" meta:page-count="1" meta:paragraph-count="16" meta:word-count="107" meta:character-count="676" meta:non-whitespace-character-count="596"/>
  </office:meta>
</office:document-meta>
</file>